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fff00" draw:textarea-horizontal-align="justify" draw:textarea-vertical-align="top" draw:auto-grow-height="false" fo:min-height="5.403cm" fo:min-width="17.915cm"/>
    </style:style>
    <style:style style:name="gr2" style:family="graphic" style:parent-style-name="standard">
      <style:graphic-properties draw:fill-color="#00ffff" draw:textarea-horizontal-align="justify" draw:textarea-vertical-align="top" draw:auto-grow-height="false" fo:min-height="8.386cm" fo:min-width="17.534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437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3.437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00a800" draw:textarea-horizontal-align="justify" draw:textarea-vertical-align="middle" draw:auto-grow-height="false" fo:min-height="3.814cm" fo:min-width="2.421cm"/>
    </style:style>
    <style:style style:name="gr8" style:family="graphic" style:parent-style-name="standard">
      <style:graphic-properties draw:fill-color="#00a800" draw:textarea-horizontal-align="justify" draw:textarea-vertical-align="middle" draw:auto-grow-height="false" fo:min-height="3.814cm" fo:min-width="2.929cm"/>
    </style:style>
    <style:style style:name="gr9" style:family="graphic" style:parent-style-name="standard">
      <style:graphic-properties draw:fill-color="#003f40" draw:textarea-horizontal-align="justify" draw:textarea-vertical-align="middle" draw:auto-grow-height="false" fo:min-height="2.091cm" fo:min-width="0.834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909cm" fo:min-width="5.8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7f00" draw:textarea-horizontal-align="justify" draw:textarea-vertical-align="middle" draw:auto-grow-height="false" fo:min-height="2.085cm" fo:min-width="5.088cm"/>
    </style:style>
    <style:style style:name="P1" style:family="paragraph">
      <style:paragraph-properties fo:text-align="start"/>
    </style:style>
    <style:style style:name="P2" style:family="paragraph">
      <loext:graphic-properties draw:fill-color="#7fff00"/>
      <style:paragraph-properties fo:text-align="start"/>
    </style:style>
    <style:style style:name="P3" style:family="paragraph">
      <loext:graphic-properties draw:fill-color="#00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800"/>
      <style:paragraph-properties fo:text-align="center"/>
    </style:style>
    <style:style style:name="P7" style:family="paragraph">
      <loext:graphic-properties draw:fill-color="#003f4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7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5.653cm" svg:x="1.327cm" svg:y="15.159cm">
          <text:p text:style-name="P1">Lin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034cm" svg:height="8.636cm" svg:x="1.254cm" svg:y="3.413cm">
          <text:p text:style-name="P1">Hazelcast Clust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2.159cm" svg:x="8.112cm" svg:y="4.048cm">
          <text:p text:style-name="P4">Node 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37cm" svg:height="2.032cm" svg:x="14.462cm" svg:y="6.715cm">
          <text:p text:style-name="P4">Node 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37cm" svg:height="2.032cm" svg:x="8.112cm" svg:y="9.509cm">
          <text:p text:style-name="P4">Node 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7cm" svg:height="2.286cm" svg:x="1.889cm" svg:y="6.715cm">
          <text:p text:style-name="P4">Node 2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3.262cm" svg:y1="4.933cm" svg:x2="14.928cm" svg:y2="6.174cm" svg:d="M13262 4933l1666 1241" svg:viewBox="0 0 1667 1242">
          <text:p/>
        </draw:connector>
        <draw:connector draw:style-name="gr6" draw:text-style-name="P5" draw:layer="layout" draw:type="line" svg:x1="13.294cm" svg:y1="10.812cm" svg:x2="15.352cm" svg:y2="9.506cm" svg:d="M13294 10812l2058-1306" svg:viewBox="0 0 2059 1307">
          <text:p/>
        </draw:connector>
        <draw:connector draw:style-name="gr6" draw:text-style-name="P5" draw:layer="layout" draw:type="line" svg:x1="3.985cm" svg:y1="9.473cm" svg:x2="6.794cm" svg:y2="10.584cm" svg:d="M3985 9473l2809 1111" svg:viewBox="0 0 2810 1112">
          <text:p/>
        </draw:connector>
        <draw:connector draw:style-name="gr6" draw:text-style-name="P5" draw:layer="layout" draw:type="line" svg:x1="3.822cm" svg:y1="5.749cm" svg:x2="6.729cm" svg:y2="4.802cm" svg:d="M3822 5749l2907-947" svg:viewBox="0 0 2908 948">
          <text:p/>
        </draw:connector>
        <draw:custom-shape draw:style-name="gr7" draw:text-style-name="P6" draw:layer="layout" svg:width="2.921cm" svg:height="4.064cm" svg:x="2.089cm" svg:y="16.216cm">
          <text:p text:style-name="P4">Server 1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4.064cm" svg:x="8.504cm" svg:y="16.216cm">
          <text:p text:style-name="P4">Server 2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4.064cm" svg:x="14.789cm" svg:y="16.216cm">
          <text:p text:style-name="P4">Server 3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67cm" svg:height="2.921cm" svg:x="8.874cm" svg:y="12.1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6.35cm" svg:height="2.159cm" svg:x="7.142cm" svg:y="22.971cm">
          <text:p text:style-name="P4">Load Balancer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7.096cm" svg:y1="22.971cm" svg:x2="4.683cm" svg:y2="21.193cm">
          <text:p/>
        </draw:line>
        <draw:line draw:style-name="gr11" draw:text-style-name="P5" draw:layer="layout" svg:x1="10.398cm" svg:y1="22.971cm" svg:x2="10.398cm" svg:y2="21.066cm">
          <text:p/>
        </draw:line>
        <draw:line draw:style-name="gr11" draw:text-style-name="P5" draw:layer="layout" svg:x1="13.446cm" svg:y1="22.971cm" svg:x2="15.859cm" svg:y2="21.32cm">
          <text:p/>
        </draw:line>
        <draw:custom-shape draw:style-name="gr12" draw:text-style-name="P9" draw:layer="layout" svg:width="11.176cm" svg:height="2.667cm" svg:x="4.845cm" svg:y="25.765cm">
          <text:p text:style-name="P4">Incoming </text:p>
          <text:p text:style-name="P4">Transaction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7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6:08:00.166869695</meta:creation-date>
    <dc:date>2017-06-08T17:13:15.937934555</dc:date>
    <meta:editing-duration>PT1M38S</meta:editing-duration>
    <meta:editing-cycles>1</meta:editing-cycles>
    <meta:document-statistic meta:object-count="19"/>
    <meta:generator>LibreOffice/5.3.1.2$Linux_X86_64 LibreOffice_project/30m0$Build-2</meta:generator>
  </office:meta>
</office:document-meta>
</file>